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ire circum m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ire circum (miles)</text:p>
          </table:table-cell>
          <table:table-cell table:formula="of:=[.B1]/1609" office:value-type="float" office:value="0.00124300807955252" calcext:value-type="float">
            <text:p>0.0012430080795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 Magnets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miles/second</text:p>
          </table:table-cell>
          <table:table-cell office:value-type="string" calcext:value-type="string">
            <text:p>Tire rotations/second</text:p>
          </table:table-cell>
          <table:table-cell office:value-type="string" calcext:value-type="string">
            <text:p>magnet runs / second</text:p>
          </table:table-cell>
          <table:table-cell table:number-columns-repeated="3"/>
          <table:table-cell table:style-name="ce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3600" office:value-type="float" office:value="0.00138888888888889" calcext:value-type="float">
            <text:p>0.001388888888889</text:p>
          </table:table-cell>
          <table:table-cell table:formula="of:=[.B7]/[.B$2]" office:value-type="float" office:value="1.11736111111111" calcext:value-type="float">
            <text:p>1.11736111111111</text:p>
          </table:table-cell>
          <table:table-cell table:style-name="ce1" table:formula="of:=2*[.C7]" office:value-type="float" office:value="2.23472222222222" calcext:value-type="float">
            <text:p>2.23472222222222</text:p>
          </table:table-cell>
          <table:table-cell table:style-name="ce1" table:number-columns-repeated="2"/>
          <table:table-cell/>
          <table:table-cell table:style-name="ce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/3600" office:value-type="float" office:value="0.00277777777777778" calcext:value-type="float">
            <text:p>0.002777777777778</text:p>
          </table:table-cell>
          <table:table-cell table:formula="of:=[.B8]/[.B$2]" office:value-type="float" office:value="2.23472222222222" calcext:value-type="float">
            <text:p>2.23472222222222</text:p>
          </table:table-cell>
          <table:table-cell table:formula="of:=2*[.C8]" office:value-type="float" office:value="4.46944444444445" calcext:value-type="float">
            <text:p>4.46944444444445</text:p>
          </table:table-cell>
          <table:table-cell table:style-name="ce1"/>
          <table:table-cell table:number-columns-repeated="3"/>
          <table:table-cell table:style-name="ce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]/3600" office:value-type="float" office:value="0.00416666666666667" calcext:value-type="float">
            <text:p>0.004166666666667</text:p>
          </table:table-cell>
          <table:table-cell table:formula="of:=[.B9]/[.B$2]" office:value-type="float" office:value="3.35208333333333" calcext:value-type="float">
            <text:p>3.35208333333333</text:p>
          </table:table-cell>
          <table:table-cell table:formula="of:=2*[.C9]" office:value-type="float" office:value="6.70416666666667" calcext:value-type="float">
            <text:p>6.70416666666667</text:p>
          </table:table-cell>
          <table:table-cell table:style-name="ce1"/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0]/3600" office:value-type="float" office:value="0.00555555555555556" calcext:value-type="float">
            <text:p>0.005555555555556</text:p>
          </table:table-cell>
          <table:table-cell table:style-name="ce1" table:formula="of:=[.B10]/[.B$2]" office:value-type="float" office:value="4.46944444444445" calcext:value-type="float">
            <text:p>4.46944444444445</text:p>
          </table:table-cell>
          <table:table-cell table:formula="of:=2*[.C10]" office:value-type="float" office:value="8.93888888888889" calcext:value-type="float">
            <text:p>8.9388888888888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1]/3600" office:value-type="float" office:value="0.00694444444444444" calcext:value-type="float">
            <text:p>0.006944444444444</text:p>
          </table:table-cell>
          <table:table-cell table:formula="of:=[.B11]/[.B$2]" office:value-type="float" office:value="5.58680555555556" calcext:value-type="float">
            <text:p>5.58680555555556</text:p>
          </table:table-cell>
          <table:table-cell table:formula="of:=2*[.C11]" office:value-type="float" office:value="11.1736111111111" calcext:value-type="float">
            <text:p>11.1736111111111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2]/3600" office:value-type="float" office:value="0.00833333333333333" calcext:value-type="float">
            <text:p>0.008333333333333</text:p>
          </table:table-cell>
          <table:table-cell table:formula="of:=[.B12]/[.B$2]" office:value-type="float" office:value="6.70416666666667" calcext:value-type="float">
            <text:p>6.70416666666667</text:p>
          </table:table-cell>
          <table:table-cell table:formula="of:=2*[.C12]" office:value-type="float" office:value="13.4083333333333" calcext:value-type="float">
            <text:p>13.4083333333333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3]/3600" office:value-type="float" office:value="0.00972222222222222" calcext:value-type="float">
            <text:p>0.009722222222222</text:p>
          </table:table-cell>
          <table:table-cell table:formula="of:=[.B13]/[.B$2]" office:value-type="float" office:value="7.82152777777778" calcext:value-type="float">
            <text:p>7.82152777777778</text:p>
          </table:table-cell>
          <table:table-cell table:formula="of:=2*[.C13]" office:value-type="float" office:value="15.6430555555556" calcext:value-type="float">
            <text:p>15.6430555555556</text:p>
          </table:table-cell>
          <table:table-cell table:style-name="ce1" table:number-columns-repeated="3"/>
          <table:table-cell/>
          <table:table-cell table:style-name="ce1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4]/3600" office:value-type="float" office:value="0.0111111111111111" calcext:value-type="float">
            <text:p>0.011111111111111</text:p>
          </table:table-cell>
          <table:table-cell table:formula="of:=[.B14]/[.B$2]" office:value-type="float" office:value="8.93888888888889" calcext:value-type="float">
            <text:p>8.93888888888889</text:p>
          </table:table-cell>
          <table:table-cell table:formula="of:=2*[.C14]" office:value-type="float" office:value="17.8777777777778" calcext:value-type="float">
            <text:p>17.877777777777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5]/3600" office:value-type="float" office:value="0.0125" calcext:value-type="float">
            <text:p>0.0125</text:p>
          </table:table-cell>
          <table:table-cell table:formula="of:=[.B15]/[.B$2]" office:value-type="float" office:value="10.05625" calcext:value-type="float">
            <text:p>10.05625</text:p>
          </table:table-cell>
          <table:table-cell table:formula="of:=2*[.C15]" office:value-type="float" office:value="20.1125" calcext:value-type="float">
            <text:p>20.1125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16]/3600" office:value-type="float" office:value="0.0138888888888889" calcext:value-type="float">
            <text:p>0.013888888888889</text:p>
          </table:table-cell>
          <table:table-cell table:formula="of:=[.B16]/[.B$2]" office:value-type="float" office:value="11.1736111111111" calcext:value-type="float">
            <text:p>11.1736111111111</text:p>
          </table:table-cell>
          <table:table-cell table:formula="of:=2*[.C16]" office:value-type="float" office:value="22.3472222222222" calcext:value-type="float">
            <text:p>22.3472222222222</text:p>
          </table:table-cell>
          <table:table-cell table:number-columns-repeated="2"/>
          <table:table-cell office:value-type="string" calcext:value-type="string">
            <text:p>hsth</text:p>
          </table:table-cell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17]/3600" office:value-type="float" office:value="0.0152777777777778" calcext:value-type="float">
            <text:p>0.015277777777778</text:p>
          </table:table-cell>
          <table:table-cell table:formula="of:=[.B17]/[.B$2]" office:value-type="float" office:value="12.2909722222222" calcext:value-type="float">
            <text:p>12.2909722222222</text:p>
          </table:table-cell>
          <table:table-cell table:formula="of:=2*[.C17]" office:value-type="float" office:value="24.5819444444444" calcext:value-type="float">
            <text:p>24.5819444444444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8]/3600" office:value-type="float" office:value="0.0166666666666667" calcext:value-type="float">
            <text:p>0.016666666666667</text:p>
          </table:table-cell>
          <table:table-cell table:formula="of:=[.B18]/[.B$2]" office:value-type="float" office:value="13.4083333333333" calcext:value-type="float">
            <text:p>13.4083333333333</text:p>
          </table:table-cell>
          <table:table-cell table:formula="of:=2*[.C18]" office:value-type="float" office:value="26.8166666666667" calcext:value-type="float">
            <text:p>26.81666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19]/3600" office:value-type="float" office:value="0.0180555555555556" calcext:value-type="float">
            <text:p>0.018055555555556</text:p>
          </table:table-cell>
          <table:table-cell table:formula="of:=[.B19]/[.B$2]" office:value-type="float" office:value="14.5256944444444" calcext:value-type="float">
            <text:p>14.5256944444444</text:p>
          </table:table-cell>
          <table:table-cell table:formula="of:=2*[.C19]" office:value-type="float" office:value="29.0513888888889" calcext:value-type="float">
            <text:p>29.051388888888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20]/3600" office:value-type="float" office:value="0.0194444444444444" calcext:value-type="float">
            <text:p>0.019444444444445</text:p>
          </table:table-cell>
          <table:table-cell table:formula="of:=[.B20]/[.B$2]" office:value-type="float" office:value="15.6430555555556" calcext:value-type="float">
            <text:p>15.6430555555556</text:p>
          </table:table-cell>
          <table:table-cell table:formula="of:=2*[.C20]" office:value-type="float" office:value="31.2861111111111" calcext:value-type="float">
            <text:p>31.2861111111111</text:p>
          </table:table-cell>
          <table:table-cell table:number-columns-repeated="2"/>
          <table:table-cell office:value-type="string" calcext:value-type="string">
            <text:p>hts\\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21]/3600" office:value-type="float" office:value="0.0208333333333333" calcext:value-type="float">
            <text:p>0.020833333333333</text:p>
          </table:table-cell>
          <table:table-cell table:formula="of:=[.B21]/[.B$2]" office:value-type="float" office:value="16.7604166666667" calcext:value-type="float">
            <text:p>16.7604166666667</text:p>
          </table:table-cell>
          <table:table-cell table:formula="of:=2*[.C21]" office:value-type="float" office:value="33.5208333333333" calcext:value-type="float">
            <text:p>33.5208333333333</text:p>
          </table:table-cell>
          <table:table-cell table:number-columns-repeated="2"/>
          <table:table-cell office:value-type="string" calcext:value-type="string">
            <text:p>hts\\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22]/3600" office:value-type="float" office:value="0.0222222222222222" calcext:value-type="float">
            <text:p>0.022222222222222</text:p>
          </table:table-cell>
          <table:table-cell table:formula="of:=[.B22]/[.B$2]" office:value-type="float" office:value="17.8777777777778" calcext:value-type="float">
            <text:p>17.8777777777778</text:p>
          </table:table-cell>
          <table:table-cell table:formula="of:=2*[.C22]" office:value-type="float" office:value="35.7555555555556" calcext:value-type="float">
            <text:p>35.7555555555556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23]/3600" office:value-type="float" office:value="0.0236111111111111" calcext:value-type="float">
            <text:p>0.023611111111111</text:p>
          </table:table-cell>
          <table:table-cell table:formula="of:=[.B23]/[.B$2]" office:value-type="float" office:value="18.9951388888889" calcext:value-type="float">
            <text:p>18.9951388888889</text:p>
          </table:table-cell>
          <table:table-cell table:formula="of:=2*[.C23]" office:value-type="float" office:value="37.9902777777778" calcext:value-type="float">
            <text:p>37.990277777777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24]/3600" office:value-type="float" office:value="0.025" calcext:value-type="float">
            <text:p>0.025</text:p>
          </table:table-cell>
          <table:table-cell table:formula="of:=[.B24]/[.B$2]" office:value-type="float" office:value="20.1125" calcext:value-type="float">
            <text:p>20.1125</text:p>
          </table:table-cell>
          <table:table-cell table:formula="of:=2*[.C24]" office:value-type="float" office:value="40.225" calcext:value-type="float">
            <text:p>40.225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25]/3600" office:value-type="float" office:value="0.0263888888888889" calcext:value-type="float">
            <text:p>0.026388888888889</text:p>
          </table:table-cell>
          <table:table-cell table:formula="of:=[.B25]/[.B$2]" office:value-type="float" office:value="21.2298611111111" calcext:value-type="float">
            <text:p>21.2298611111111</text:p>
          </table:table-cell>
          <table:table-cell table:style-name="ce1" table:formula="of:=2*[.C25]" office:value-type="float" office:value="42.4597222222222" calcext:value-type="float">
            <text:p>42.4597222222222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26]/3600" office:value-type="float" office:value="0.0277777777777778" calcext:value-type="float">
            <text:p>0.027777777777778</text:p>
          </table:table-cell>
          <table:table-cell table:formula="of:=[.B26]/[.B$2]" office:value-type="float" office:value="22.3472222222222" calcext:value-type="float">
            <text:p>22.3472222222222</text:p>
          </table:table-cell>
          <table:table-cell table:style-name="ce1" table:formula="of:=2*[.C26]" office:value-type="float" office:value="44.6944444444444" calcext:value-type="float">
            <text:p>44.694444444444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27]/3600" office:value-type="float" office:value="0.0291666666666667" calcext:value-type="float">
            <text:p>0.029166666666667</text:p>
          </table:table-cell>
          <table:table-cell table:formula="of:=[.B27]/[.B$2]" office:value-type="float" office:value="23.4645833333333" calcext:value-type="float">
            <text:p>23.4645833333333</text:p>
          </table:table-cell>
          <table:table-cell table:style-name="ce1" table:formula="of:=2*[.C27]" office:value-type="float" office:value="46.9291666666667" calcext:value-type="float">
            <text:p>46.9291666666667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28]/3600" office:value-type="float" office:value="0.0305555555555556" calcext:value-type="float">
            <text:p>0.030555555555556</text:p>
          </table:table-cell>
          <table:table-cell table:formula="of:=[.B28]/[.B$2]" office:value-type="float" office:value="24.5819444444444" calcext:value-type="float">
            <text:p>24.5819444444444</text:p>
          </table:table-cell>
          <table:table-cell table:style-name="ce1" table:formula="of:=2*[.C28]" office:value-type="float" office:value="49.1638888888889" calcext:value-type="float">
            <text:p>49.163888888888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0:22:08.021682053</meta:creation-date>
    <dc:date>2019-09-08T11:19:18.478776984</dc:date>
    <meta:editing-duration>PT21H56M50S</meta:editing-duration>
    <meta:editing-cycles>1</meta:editing-cycles>
    <meta:document-statistic meta:table-count="1" meta:cell-count="101" meta:object-count="0"/>
    <meta:generator>LibreOffice/6.2.6.2$Linux_X86_64 LibreOffice_project/20$Build-2</meta:generator>
  </office:meta>
</office:document-meta>
</file>